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Heading_20_3">
      <style:paragraph-properties fo:break-before="page"/>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équence : écrire une nouvelle réaliste</text:h>
      <text:p text:style-name="Standard"></text:p>
      <text:h text:style-name="Heading_20_2" text:outline-level="2">Objectifs</text:h>
      <text:p text:style-name="Standard"></text:p>
      <text:p text:style-name="Standard">- écrire une nouvelle réaliste longue ; mettre en œuvre les procédés de l'écriture réaliste ;</text:p>
      <text:p text:style-name="Standard">- connaître le vocabulaire de l'analyse filmique ;</text:p>
      <text:p text:style-name="Standard">- savoir utiliser le discours indirect.</text:p>
      <text:p text:style-name="Standard"></text:p>
      <text:h text:style-name="Heading_20_2" text:outline-level="2">Résumé de la séquence</text:h>
      <text:p text:style-name="Standard"></text:p>
      <text:p text:style-name="Standard">Les élèves ont rédigé, lors de la séquence précédente, un début de nouvelle réaliste après avoir visionné une scène du film de Jean Renoir, <text:span text:style-name="T2">Une partie de campagne</text:span>. </text:p>
      <text:p text:style-name="Standard">Après avoir visionné la dernière scène du film et procédé à une lecture mettant en œuvre le vocabulaire de l'analyse filmique, ils devront imaginer et rédiger l'épisode narratif compris entre leur début et la fin du film.</text:p>
      <text:p text:style-name="Standard"></text:p>
      <text:p text:style-name="Standard">Ils devront inscrire leur récit dans le registre réaliste. Ils devront également utiliser le discours indirect.</text:p>
      <text:p text:style-name="Standard"></text:p>
      <text:h text:style-name="P1" text:outline-level="2"/>
      <text:h text:style-name="P2" text:outline-level="2">Séance 1 : la fin d'une aventure : étude de la dernière scène du film <text:span text:style-name="T4">Une Partie de campagne</text:span></text:h>
      <text:p text:style-name="Standard"></text:p>
      <text:h text:style-name="Heading_20_3" text:outline-level="3">Objectifs</text:h>
      <text:p text:style-name="Standard"></text:p>
      <text:p text:style-name="Standard">- s'initier à l'analyse de film en utilisant le vocabulaire spécifique ;</text:p>
      <text:p text:style-name="Standard">- dégager des éléments de lecture de la séquence visionnée qui serviront à la rédaction d'une nouvelle de 2 p.</text:p>
      <text:p text:style-name="Standard"></text:p>
      <text:h text:style-name="Heading_20_3" text:outline-level="3">Support</text:h>
      <text:p text:style-name="Standard"></text:p>
      <text:p text:style-name="Standard">Extrait du film de Jean Renoir, Une Partie de campagne (http://tinyurl.com/renoir-campagne, 34'29-fin).</text:p>
      <text:p text:style-name="P5"/>
      <text:p text:style-name="Standard"></text:p>
      <text:h text:style-name="Heading_20_2" text:outline-level="2">Séance 2 : le discours indirect dans un extrait de la nouvelle de Maupassant, Une Partie de campagne</text:h>
      <text:p text:style-name="Standard"></text:p>
      <text:h text:style-name="Heading_20_3" text:outline-level="3">Objectifs :</text:h>
      <text:p text:style-name="Standard"></text:p>
      <text:p text:style-name="Standard">- rappeler comment s'écrit le discours direct ; la ponctuation du discours direct ;</text:p>
      <text:p text:style-name="Standard">- savoir rapporter des paroles au discours indirect.</text:p>
      <text:p text:style-name="Standard"></text:p>
      <text:h text:style-name="Heading_20_3" text:outline-level="3">Supports</text:h>
      <text:p text:style-name="Standard"></text:p>
      <text:p text:style-name="Standard">Extraits de la nouvelle de Guy de Maupassant et du film de Jean Renoir, <text:span text:style-name="T2">Une Partie de campagne</text:span>.</text:p>
      <text:p text:style-name="Standard"></text:p>
      <text:p text:style-name="Standard"></text:p>
      <text:p text:style-name="Standard"></text:p>
      <text:p text:style-name="Standard"></text:p>
      <text:p text:style-name="P5"/>
      <text:p text:style-name="Standard"><text:span text:style-name="T1">Extrait 1 :</text:span></text:p>
      <text:p text:style-name="Standard"></text:p>
      <text:p text:style-name="Standard">L'année suivante, un dimanche qu'il faisait très chaud, tous les détails de cette aventure, que Henri n'avait jamais oubliée, lui revinrent subitement, si nets et si désirables, qu'il retourna tout seul à leur chambre dans le bois.</text:p>
      <text:p text:style-name="Standard">Il fut stupéfait en entrant. Elle était là, assise sur l'herbe, l'air triste, tandis qu'à son côté, toujours en manches de chemise, son mari, le jeune homme aux cheveux jaunes, dormait consciencieusement comme une brute.</text:p>
      <text:p text:style-name="Standard"><text:s/>Elle devint si pâle en voyant Henri qu'il crut qu'elle allait défaillir. Puis ils se mirent à causer naturellement, de même que si rien ne se fût passé entre eux.</text:p>
      <text:p text:style-name="Standard"><text:s/>Mais comme il lui racontait qu'il aimait beaucoup cet endroit et qu'il y venait souvent se reposer, le dimanche, en songeant à bien des souvenirs, elle le regarda longuement dans les yeux.</text:p>
      <text:p text:style-name="Standard"><text:s/>" Moi, j'y pense tous les soirs, dit-elle.</text:p>
      <text:p text:style-name="Standard"><text:s/>- Allons, ma bonne, reprit en bâillant son mari, je crois qu'il est temps de nous en aller. "</text:p>
      <text:p text:style-name="Standard"></text:p>
      <text:p text:style-name="P4">1) Relever les paroles au discours direct. À quoi les reconnaît-on ?</text:p>
      <text:p text:style-name="P4">2) Y a-t-il d'autres paroles rapportées dans l'extrait ? Si oui, lesquelles ?</text:p>
      <text:p text:style-name="Standard"></text:p>
      <text:p text:style-name="Standard"></text:p>
      <text:p text:style-name="Standard"><text:span text:style-name="T1">Extrait 2 :</text:span></text:p>
      <text:p text:style-name="Standard"></text:p>
      <text:p text:style-name="Standard"><text:span text:style-name="T3">Réécrivez le dialogue suivant en le transposant au discours indirect.</text:span></text:p>
      <text:p text:style-name="Standard"></text:p>
      <text:p text:style-name="Standard">Henri. Oh ! Je crois que le temps est à l'orage.</text:p>
      <text:p text:style-name="Standard">Henri vient s'asseoir à côté d'Henriette. Rodolphe pousse Henri et s'installe auprès d'Henriette.</text:p>
      <text:p text:style-name="Standard">Rodolphe. Vous permettez ?</text:p>
      <text:p text:style-name="Standard">Juliette. Oh, mais je vous en prie.</text:p>
      <text:p text:style-name="Standard">Rodolphe, à Henriette. Vous avez eu une bonne idée de venir ici mademoiselle.</text:p>
      <text:p text:style-name="Standard">Juliette. Oh oui ! Oh la friture était excellente.</text:p>
      <text:p text:style-name="Standard">Henriette, à Henri. C'est à vous, monsieur, ces jolis bateaux qui sont sous le hangar ?</text:p>
      <text:p text:style-name="Standard">Henri. Oui mademoiselle. Enfin c'est à nous deux.</text:p>
      <text:p text:style-name="Standard">Rodolphe. Vous voulez pas aller faire un tour ? Un tour en rivière tous les quatre, c'est ça qui serait épatant.</text:p>
      <text:p text:style-name="Standard">Rodolphe voix off. Vous ne voulez pas ? [...]</text:p>
      <text:p text:style-name="Standard">Henriette. C'est vrai qu'il fait beau. Je peux aller demander à papa, maman ? [...]</text:p>
      <text:p text:style-name="Standard">Juliette. Ces jeunes gens sont parfaits. Ils ont d'excellents manières.</text:p>
      <text:p text:style-name="Standard"></text:p>
      <text:h text:style-name="P3" text:outline-level="3">Séance 3 : établir le plan de la nouvelle et rédiger un brouillon</text:h>
      <text:p text:style-name="Standard"></text:p>
      <text:h text:style-name="Heading_20_3" text:outline-level="3">Objectifs :</text:h>
      <text:p text:style-name="Standard"></text:p>
      <text:p text:style-name="Standard">- être capable de préparer une rédaction longue en faisant un plan ;</text:p>
      <text:p text:style-name="Standard">- comprendre à quoi sert un brouillon et savoir s'en servir.</text:p>
      <text:p text:style-name="Standard"></text:p>
      <text:h text:style-name="Heading_20_3" text:outline-level="3">Déroulement :</text:h>
      <text:p text:style-name="Standard"></text:p>
      <text:p text:style-name="Standard">- correction de la rédaction de l'incipit --&gt; méthode : analyser la consigne, extraire les informations utiles du document de départ ;</text:p>
      <text:p text:style-name="Standard">- application de la méthode sur la dernière scène du film de Renoir ;</text:p>
      <text:p text:style-name="Standard">- établir le plan de sa rédaction ;</text:p>
      <text:p text:style-name="Standard">- rédiger un brouillon fonctionnel : sauter des lignes, écrire à l'encre effaçable ou au crayon...</text:p>
      <text:p text:style-name="Standard"></text:p>
      <text:h text:style-name="P1" text:outline-level="2"/>
      <text:h text:style-name="P2" text:outline-level="2">Séance 4 : vérification du brouillon et enrichissement</text:h>
      <text:p text:style-name="Standard"></text:p>
      <text:h text:style-name="Heading_20_3" text:outline-level="3">Objectifs :</text:h>
      <text:p text:style-name="Standard"></text:p>
      <text:p text:style-name="Standard">- être capable de vérifier son travail, d'y repérer les erreurs, les points faibles et les points forts ;</text:p>
      <text:p text:style-name="Standard">- être capable d'utiliser les différentes formes de discours, direct et indirect, pour enrichir sa rédaction.</text:p>
      <text:p text:style-name="Standard"></text:p>
      <text:h text:style-name="Heading_20_3" text:outline-level="3">Déroulement :</text:h>
      <text:p text:style-name="Standard"></text:p>
      <text:p text:style-name="Standard">- lecture du brouillon par un camarade qui relève les erreurs (sauf orthographe), les points faibles et les points forts ;</text:p>
      <text:p text:style-name="Standard">- lecture du brouillon par l'auteur qui effectue le même relevé sans connaître celui fait par son camarade ;</text:p>
      <text:p text:style-name="Standard">- confrontation des deux relevés.</text:p>
      <text:p text:style-name="Standard"></text:p>
      <text:h text:style-name="P1" text:outline-level="2"/>
      <text:h text:style-name="P2" text:outline-level="2">Séance 5 : écrire une nouvelle : une histoire d'amour</text:h>
      <text:p text:style-name="Standard"></text:p>
      <text:h text:style-name="Heading_20_3" text:outline-level="3">Objectif :</text:h>
      <text:p text:style-name="Standard"></text:p>
      <text:p text:style-name="Standard">- être capable de rédiger une nouvelle réaliste complète.</text:p>
      <text:p text:style-name="Standard"></text:p>
      <text:h text:style-name="Heading_20_3" text:outline-level="3">Consigne :</text:h>
      <text:p text:style-name="Standard"></text:p>
      <text:p text:style-name="Standard">Poursuivre la nouvelle commencée lors de l'évaluation de la séquence I.</text:p>
      <text:p text:style-name="Standard"></text:p>
      <text:p text:style-name="Standard">La situation finale sera celle du film <text:span text:style-name="T2">Une partie de campagne</text:span>, mais vous inventerez l'élément perturbateur, les péripéties et l'élément de résolution.</text:p>
      <text:p text:style-name="Standard"></text:p>
      <text:p text:style-name="Standard">Vous veillerez à :</text:p>
      <text:p text:style-name="Standard"></text:p>
      <text:p text:style-name="Standard">- la cohérence de votre histoire (époque, lieux, caractères des personnages...) ;</text:p>
      <text:p text:style-name="Standard">- la cohérence avec la scène finale du film Une partie de campagne ;</text:p>
      <text:p text:style-name="Standard">- ne pas copier l'histoire du film ;</text:p>
      <text:p text:style-name="Standard">- rester dans le registre réaliste ;</text:p>
      <text:p text:style-name="Standard">- terminer votre nouvelle par une chute (fin abrupte, comme dans <text:span text:style-name="T2">Le petit Fût</text:span>) ;</text:p>
      <text:p text:style-name="Standard">- insérer des paroles rapportées aux discours direct et indirect.</text:p>
      <text:p text:style-name="Standard"></text:p>
      <text:p text:style-name="Standard">Vous pourrez modifier légèrement l'incipit, si nécessaire, pour assurer la cohérence entre le début et la fin.</text:p>
      <text:p text:style-name="Standard"></text:p>
      <text:p text:style-name="Standard">Le brouillon sera obligatoirement manuscrit, mais le travail final pourra être tapé à l'ordinateur puis imprimé. Vous rendrez le brouillon avec le travail final.</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ic Sans M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30T22:29:27</meta:creation-date>
    <dc:date>2012-11-30T22:53:00</dc:date>
    <meta:editing-duration>PT7M52S</meta:editing-duration>
    <meta:editing-cycles>3</meta:editing-cycles>
    <meta:generator>LibreOffice/3.5$Linux_X86_64 LibreOffice_project/350m1$Build-2</meta:generator>
    <meta:document-statistic meta:table-count="0" meta:image-count="0" meta:object-count="0" meta:page-count="7" meta:paragraph-count="122" meta:word-count="948" meta:character-count="5682" meta:non-whitespace-character-count="4684"/>
  </office:meta>
</office:document-meta>
</file>